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Pictures/100000000000005E0000005BA72C09157B461B6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>
      <style:table-properties style:width="5.106cm" table:align="left"/>
    </style:style>
    <style:style style:name="Tabelle2.A" style:family="table-column">
      <style:table-column-properties style:column-width="2.302cm"/>
    </style:style>
    <style:style style:name="Tabelle2.B" style:family="table-column">
      <style:table-column-properties style:column-width="2.8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1" style:family="table">
      <style:table-properties style:width="17.013cm" fo:margin-left="0cm" fo:margin-right="-0.012cm" table:align="margins" fo:keep-with-next="auto"/>
    </style:style>
    <style:style style:name="Tabelle1.A" style:family="table-column">
      <style:table-column-properties style:column-width="1.051cm" style:rel-column-width="596*"/>
    </style:style>
    <style:style style:name="Tabelle1.B" style:family="table-column">
      <style:table-column-properties style:column-width="14.056cm" style:rel-column-width="7969*"/>
    </style:style>
    <style:style style:name="Tabelle1.C" style:family="table-column">
      <style:table-column-properties style:column-width="1.905cm" style:rel-column-width="108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2.108cm"/>
    </style:style>
    <style:style style:name="Tabelle3.C" style:family="table-column">
      <style:table-column-properties style:column-width="12.797cm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ddddd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07ad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4">
      <style:text-properties officeooo:rsid="00126bad" officeooo:paragraph-rsid="00126bad"/>
    </style:style>
    <style:style style:name="P5" style:family="paragraph" style:parent-style-name="Standard" style:list-style-name="L14">
      <style:text-properties officeooo:rsid="00145ad2" officeooo:paragraph-rsid="00145ad2"/>
    </style:style>
    <style:style style:name="P6" style:family="paragraph" style:parent-style-name="Standard" style:list-style-name="L14">
      <style:text-properties officeooo:rsid="001616aa" officeooo:paragraph-rsid="001616aa"/>
    </style:style>
    <style:style style:name="P7" style:family="paragraph" style:parent-style-name="Title">
      <style:text-properties officeooo:paragraph-rsid="001254ee"/>
    </style:style>
    <style:style style:name="P8" style:family="paragraph" style:parent-style-name="Title">
      <style:text-properties fo:font-size="36pt" style:font-size-asian="36pt" style:font-size-complex="36pt"/>
    </style:style>
    <style:style style:name="P9" style:family="paragraph" style:parent-style-name="Subtitle">
      <style:text-properties officeooo:paragraph-rsid="001254ee"/>
    </style:style>
    <style:style style:name="P10" style:family="paragraph" style:parent-style-name="Subtitle">
      <style:text-properties fo:font-size="36pt" fo:font-style="normal" fo:font-weight="bold" officeooo:rsid="001254ee" officeooo:paragraph-rsid="001254ee" style:font-size-asian="36pt" style:font-style-asian="normal" style:font-weight-asian="bold" style:font-size-complex="36pt" style:font-style-complex="normal" style:font-weight-complex="bold"/>
    </style:style>
    <style:style style:name="P11" style:family="paragraph" style:parent-style-name="Text_20_body">
      <style:text-properties officeooo:rsid="00126bad" officeooo:paragraph-rsid="00126bad"/>
    </style:style>
    <style:style style:name="P12" style:family="paragraph" style:parent-style-name="Text_20_body" style:list-style-name="L10">
      <style:text-properties officeooo:rsid="00126bad" officeooo:paragraph-rsid="00126bad"/>
    </style:style>
    <style:style style:name="P13" style:family="paragraph" style:parent-style-name="Text_20_body" style:list-style-name="L10"/>
    <style:style style:name="P14" style:family="paragraph" style:parent-style-name="Text_20_body">
      <style:text-properties officeooo:paragraph-rsid="001254ee"/>
    </style:style>
    <style:style style:name="P15" style:family="paragraph" style:parent-style-name="Table_20_Contents" style:list-style-name="L5"/>
    <style:style style:name="P16" style:family="paragraph" style:parent-style-name="Table_20_Contents" style:list-style-name="L6"/>
    <style:style style:name="P17" style:family="paragraph" style:parent-style-name="Table_20_Contents" style:list-style-name="L8"/>
    <style:style style:name="P18" style:family="paragraph" style:parent-style-name="Table_20_Contents" style:list-style-name="L9"/>
    <style:style style:name="P19" style:family="paragraph" style:parent-style-name="Table_20_Contents">
      <style:paragraph-properties fo:text-align="center" style:justify-single-word="false"/>
      <style:text-properties fo:font-weight="bold" officeooo:rsid="00126bad" officeooo:paragraph-rsid="00126ba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rsid="00145ad2" officeooo:paragraph-rsid="00145ad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fo:color="#666666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666666" fo:font-weight="bold" officeooo:rsid="00126bad" officeooo:paragraph-rsid="00126bad" style:font-weight-asian="bold" style:font-weight-complex="bold"/>
    </style:style>
    <style:style style:name="P26" style:family="paragraph" style:parent-style-name="Table_20_Contents" style:list-style-name="L7">
      <style:text-properties fo:color="#666666"/>
    </style:style>
    <style:style style:name="P27" style:family="paragraph" style:parent-style-name="Table_20_Contents" style:list-style-name="L1">
      <style:text-properties fo:color="#666666"/>
    </style:style>
    <style:style style:name="P28" style:family="paragraph" style:parent-style-name="Table_20_Contents" style:list-style-name="L2">
      <style:text-properties fo:color="#666666"/>
    </style:style>
    <style:style style:name="P29" style:family="paragraph" style:parent-style-name="Table_20_Contents" style:list-style-name="L3">
      <style:text-properties fo:color="#666666"/>
    </style:style>
    <style:style style:name="P30" style:family="paragraph" style:parent-style-name="Table_20_Contents" style:list-style-name="L4">
      <style:text-properties fo:color="#666666"/>
    </style:style>
    <style:style style:name="P31" style:family="paragraph" style:parent-style-name="Table_20_Contents" style:list-style-name="L11">
      <style:text-properties officeooo:rsid="00126bad" officeooo:paragraph-rsid="00126bad"/>
    </style:style>
    <style:style style:name="P32" style:family="paragraph" style:parent-style-name="Table_20_Contents">
      <style:text-properties fo:color="#000000" fo:font-weight="bold" officeooo:rsid="00126bad" officeooo:paragraph-rsid="00126bad" style:font-weight-asian="bold" style:font-weight-complex="bold"/>
    </style:style>
    <style:style style:name="P33" style:family="paragraph" style:parent-style-name="Table_20_Contents">
      <style:text-properties officeooo:rsid="00145ad2" officeooo:paragraph-rsid="00145ad2"/>
    </style:style>
    <style:style style:name="P34" style:family="paragraph" style:parent-style-name="Table_20_Contents" style:list-style-name="L12">
      <style:text-properties officeooo:rsid="00145ad2" officeooo:paragraph-rsid="00145ad2"/>
    </style:style>
    <style:style style:name="P35" style:family="paragraph" style:parent-style-name="Table_20_Contents" style:list-style-name="L13">
      <style:text-properties officeooo:rsid="00145ad2" officeooo:paragraph-rsid="00145ad2"/>
    </style:style>
    <style:style style:name="P36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officeooo:rsid="00107adc"/>
    </style:style>
    <style:style style:name="T2" style:family="text">
      <style:text-properties officeooo:rsid="000e9617"/>
    </style:style>
    <style:style style:name="T3" style:family="text">
      <style:text-properties officeooo:rsid="000d4d96"/>
    </style:style>
    <style:style style:name="T4" style:family="text">
      <style:text-properties officeooo:rsid="001254ee"/>
    </style:style>
    <style:style style:name="T5" style:family="text">
      <style:text-properties officeooo:rsid="00126bad"/>
    </style:style>
    <style:style style:name="T6" style:family="text">
      <style:text-properties fo:font-size="36pt" fo:font-style="normal" fo:font-weight="bold" officeooo:rsid="001254ee" style:font-size-asian="36pt" style:font-style-asian="normal" style:font-weight-asian="bold" style:font-size-complex="36pt" style:font-style-complex="normal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forderungssammlung</text:p>
      <text:p text:style-name="P10">und </text:p>
      <text:p text:style-name="P9"><text:span text:style-name="T6">Restrukturierungsideen</text:span></text:p>
      <text:p text:style-name="P14"><text:span text:style-name="T6"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Standard">Datum</text:p>
          </table:table-cell>
          <table:table-cell table:style-name="Tabelle2.B1" office:value-type="string">
            <text:p text:style-name="Standard"><text:span text:style-name="T4">02</text:span>.0<text:span text:style-name="T4">8</text:span>.<text:span text:style-name="T2">20</text:span>1<text:span text:style-name="T3">9</text:span></text:p>
          </table:table-cell>
        </table:table-row>
      </table:table>
      <text:p text:style-name="P7"/>
      <text:h text:style-name="Heading_20_1" text:outline-level="1">Anforderungssammlung</text:h>
      <text:list xml:id="list2666982453" text:style-name="L10">
        <text:list-item>
          <text:p text:style-name="P13">Im folgenden handelt es sich um eine ungeordnete Sammlung <text:span text:style-name="T4">von Anforderungen und Ausbauwünschen. Aus diesen soll jeweils ein Satz ausgewählt werden, welcher für die nächste Version realisiert wird.</text:span></text:p>
        </text:list-item>
        <text:list-item>
          <text:p text:style-name="P12">Bereits realisierte Anforderungen sind gegraut dargestellt. Es ist angegeben, in welcher Version sie realisiert wurden.</text:p>
        </text:list-item>
      </text:list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>R1</text:p>
          </table:table-cell>
          <table:table-cell table:style-name="Tabelle1.A1" office:value-type="string">
            <text:p text:style-name="P23">Anbindung über Header plus Library</text:p>
            <text:list xml:id="list1217406882" text:style-name="L1">
              <text:list-item>
                <text:p text:style-name="P27">Übliche Art der Software-Zulieferung</text:p>
              </text:list-item>
              <text:list-item>
                <text:p text:style-name="P27">An verschiedene Windows-Versionen denken</text:p>
              </text:list-item>
              <text:list-item>
                <text:p text:style-name="P27">Dokumentation und Beispiele anpassen</text:p>
              </text:list-item>
              <text:list-item>
                <text:p text:style-name="P27">Wissensaufbau über Auslieferungsformen notwendig</text:p>
              </text:list-item>
            </text:list>
          </table:table-cell>
          <table:table-cell table:style-name="Tabelle1.C1" office:value-type="string">
            <text:p text:style-name="P25">V0.2</text:p>
          </table:table-cell>
        </table:table-row>
        <table:table-row>
          <table:table-cell table:style-name="Tabelle1.A2" office:value-type="string">
            <text:p text:style-name="P24">R2</text:p>
          </table:table-cell>
          <table:table-cell table:style-name="Tabelle1.A2" office:value-type="string">
            <text:p text:style-name="P23">Unabhängige Executables</text:p>
            <text:list xml:id="list3497905849" text:style-name="L2">
              <text:list-item>
                <text:p text:style-name="P28">Die zur Simulationsumgebung gehörenden Executables als wirkliche Executables erzeugen, die als solche ohne Voraussetzungen, insbesondere Entwicklungsumgebung, laufen</text:p>
              </text:list-item>
              <text:list-item>
                <text:p text:style-name="P28">Wissensaufbau über Auslieferungsformen notwendig</text:p>
              </text:list-item>
            </text:list>
          </table:table-cell>
          <table:table-cell table:style-name="Tabelle1.C2" office:value-type="string">
            <text:p text:style-name="P25">V0.2</text:p>
          </table:table-cell>
        </table:table-row>
        <table:table-row>
          <table:table-cell table:style-name="Tabelle1.A2" office:value-type="string">
            <text:p text:style-name="P24">R3</text:p>
          </table:table-cell>
          <table:table-cell table:style-name="Tabelle1.A2" office:value-type="string">
            <text:p text:style-name="P23">Feedback aus erstem Unterrichtseinsatz einbauen</text:p>
            <text:list xml:id="list1564334008" text:style-name="L3">
              <text:list-item>
                <text:p text:style-name="P29">Einsatz in beiden Klassen der T2 in LS2 und LS3</text:p>
              </text:list-item>
              <text:list-item>
                <text:p text:style-name="P29">Rückmeldungen der Schüler einbauen</text:p>
              </text:list-item>
              <text:list-item>
                <text:p text:style-name="P29">Wenn Sebastian es in der V1 einsetzt, seine Rückmeldungen ebenfalls einbauen</text:p>
              </text:list-item>
              <text:list-item>
                <text:p text:style-name="P29"><text:soft-page-break/>Bei R3 nur Detailverbesserungen einbauen, größere Wünsche über eigene Anforderungen</text:p>
              </text:list-item>
            </text:list>
          </table:table-cell>
          <table:table-cell table:style-name="Tabelle1.C2" office:value-type="string">
            <text:p text:style-name="P25">V0.2</text:p>
          </table:table-cell>
        </table:table-row>
        <table:table-row>
          <table:table-cell table:style-name="Tabelle1.A2" office:value-type="string">
            <text:p text:style-name="P24">R4</text:p>
          </table:table-cell>
          <table:table-cell table:style-name="Tabelle1.A2" office:value-type="string">
            <text:p text:style-name="P23">Graphische Bedienoberfläche (GUI)</text:p>
            <text:list xml:id="list2728038536" text:style-name="L4">
              <text:list-item>
                <text:p text:style-name="P30">Monitor plus Steuerung zu einer Anwendung integrieren</text:p>
              </text:list-item>
              <text:list-item>
                <text:p text:style-name="P30">Graphische Oberfläche</text:p>
              </text:list-item>
              <text:list-item>
                <text:p text:style-name="P30">Dokumentation aktualisieren</text:p>
              </text:list-item>
            </text:list>
          </table:table-cell>
          <table:table-cell table:style-name="Tabelle1.C2" office:value-type="string">
            <text:p text:style-name="P25">V0.2</text:p>
          </table:table-cell>
        </table:table-row>
        <table:table-row>
          <table:table-cell table:style-name="Tabelle1.A2" office:value-type="string">
            <text:p text:style-name="P3">R5</text:p>
          </table:table-cell>
          <table:table-cell table:style-name="Tabelle1.A2" office:value-type="string">
            <text:p text:style-name="P2">Analoger Funktionsgenerator</text:p>
            <text:list xml:id="list1592627409" text:style-name="L5">
              <text:list-item>
                <text:p text:style-name="P15">GUI an Funktionsgenerator E-Technik orientieren</text:p>
              </text:list-item>
              <text:list-item>
                <text:p text:style-name="P15">Funktionen: Sinus, Rechteck, Dreieck, Zufall; Amplitude; Periodendauer (Frequenz)</text:p>
              </text:list-item>
              <text:list-item>
                <text:p text:style-name="P15">Alle analogen Eingänge individuell oder gemeinsam einstellbar</text:p>
              </text:list-item>
              <text:list-item>
                <text:p text:style-name="P15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R6a,b, ...</text:p>
          </table:table-cell>
          <table:table-cell table:style-name="Tabelle1.A2" office:value-type="string">
            <text:p text:style-name="P2">Erstellung div. Modelle</text:p>
            <text:list xml:id="list4121083425" text:style-name="L6">
              <text:list-item>
                <text:p text:style-name="P16">Software-Modelle mit GUI für die Schüler zum testen Ihrer Lösungen</text:p>
              </text:list-item>
              <text:list-item>
                <text:p text:style-name="P16">Standardaufgaben der Automatisierungstechnik (Hebebühne, Torsteuerung, …)</text:p>
              </text:list-item>
            </text:list>
            <text:list xml:id="list81957643851456" text:continue-list="list1592627409" text:style-name="L5">
              <text:list-item>
                <text:p text:style-name="P15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4">R7</text:p>
          </table:table-cell>
          <table:table-cell table:style-name="Tabelle1.A2" office:value-type="string">
            <text:p text:style-name="P23">GitHub-Veröffentlichung</text:p>
            <text:list xml:id="list671658272" text:style-name="L7">
              <text:list-item>
                <text:p text:style-name="P26">In Github als Freeware-Projekt anlegen</text:p>
              </text:list-item>
              <text:list-item>
                <text:p text:style-name="P26">Nutzung GitHub zum Versionsmanagement</text:p>
              </text:list-item>
              <text:list-item>
                <text:p text:style-name="P26">Zusammenwirken Visual-Studio mit GitHub erarbeiten und dokumentieren</text:p>
              </text:list-item>
            </text:list>
          </table:table-cell>
          <table:table-cell table:style-name="Tabelle1.C2" office:value-type="string">
            <text:p text:style-name="P25">V0.2</text:p>
          </table:table-cell>
        </table:table-row>
        <table:table-row>
          <table:table-cell table:style-name="Tabelle1.A2" office:value-type="string">
            <text:p text:style-name="P3">R8</text:p>
          </table:table-cell>
          <table:table-cell table:style-name="Tabelle1.A2" office:value-type="string">
            <text:p text:style-name="P2">Englische Version der Simulationsumgebung</text:p>
            <text:list xml:id="list557927140" text:style-name="L8">
              <text:list-item>
                <text:p text:style-name="P17">Neben der deutschen auch eine englischsprachige Version implementieren</text:p>
              </text:list-item>
              <text:list-item>
                <text:p text:style-name="P17">Aufbau mehrsprachiger Programme erarbeiten und beim Simulator umsetzen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R9</text:p>
          </table:table-cell>
          <table:table-cell table:style-name="Tabelle1.A2" office:value-type="string">
            <text:p text:style-name="P2">Automatisierter Testablaufmodul</text:p>
            <text:list xml:id="list2157832265" text:style-name="L9">
              <text:list-item>
                <text:p text:style-name="P18">Als Lehrer kann ich eine Sequenz von Eingangsbelegungen und erwarteten Ausgangsbelegungen vorgeben. Das Schülerprogramm wird automatisch mit der hinterlegten Eingangssequenz durchlaufen und die erzeugte Ausgangsbelegung mit der Hinterlegten verglichen.</text:p>
              </text:list-item>
              <text:list-item>
                <text:p text:style-name="P18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19">R10</text:p>
          </table:table-cell>
          <table:table-cell table:style-name="Tabelle1.A2" office:value-type="string">
            <text:p text:style-name="P32">Aufgabensammlung</text:p>
            <text:list xml:id="list503042316" text:style-name="L11">
              <text:list-item>
                <text:p text:style-name="P31">Zusammenstellung einer Sammlung von Aufgaben, welche mit Hilfe vin SimSTB gelöst werden können.</text:p>
              </text:list-item>
              <text:list-item>
                <text:p text:style-name="P31">Aufgaben unterschiedlichen Schwierigkeitsgrads und Umfangs</text:p>
              </text:list-item>
              <text:list-item>
                <text:p text:style-name="P31">Reine Dokumentationsarbeit</text:p>
              </text:list-item>
            </text:list>
          </table:table-cell>
          <table:table-cell table:style-name="Tabelle1.C2" office:value-type="string">
            <text:p text:style-name="P22"/>
          </table:table-cell>
        </table:table-row>
      </table:table>
      <text:p text:style-name="Standard"/>
      <text:h text:style-name="Heading_20_1" text:outline-level="1">Restrukturierungsideen</text:h>
      <text:list xml:id="list672255806" text:style-name="L14">
        <text:list-item>
          <text:p text:style-name="P5">C++ Teil; interner Header weg; Funktionen zu lokalen (static) machen.</text:p>
        </text:list-item>
        <text:list-item>
          <text:p text:style-name="P6">C++ Teil; 4 mal ungefähr gleiche Funktionen (anaein, anaaus, digein, digaus); auf eine mit Parameter und Typisierung reduzieren.</text:p>
        </text:list-item>
        <text:list-item>
          <text:p text:style-name="P6"><text:soft-page-break/>C++ Teil; Hilfsfunktionen zum Datei öffnen vereinheitlichen; evtl. mit Basisklassen arbeiten.</text:p>
        </text:list-item>
        <text:list-item>
          <text:p text:style-name="P6">C++ Teil; Konfigmodul analog zu Java-Teil.</text:p>
        </text:list-item>
        <text:list-item>
          <text:p text:style-name="P6">Java Teil; Klassen AnaDatei und DigDatei zusammenfassen mit Typisierung</text:p>
        </text:list-item>
        <text:list-item>
          <text:p text:style-name="P4"/>
        </text:list-item>
      </text:list>
      <text:h text:style-name="Heading_20_1" text:outline-level="1">Versionen</text:h>
      <table:table table:name="Tabelle3" table:style-name="Tabelle3">
        <table:table-column table:style-name="Tabelle3.A" table:number-columns-repeated="2"/>
        <table:table-column table:style-name="Tabelle3.C"/>
        <table:table-row>
          <table:table-cell table:style-name="Tabelle3.A1" office:value-type="string">
            <text:p text:style-name="P21">Version</text:p>
          </table:table-cell>
          <table:table-cell table:style-name="Tabelle3.A1" office:value-type="string">
            <text:p text:style-name="P21">Datum</text:p>
          </table:table-cell>
          <table:table-cell table:style-name="Tabelle3.C1" office:value-type="string">
            <text:p text:style-name="P21">Inhalt/Bemerkungen</text:p>
          </table:table-cell>
        </table:table-row>
        <table:table-row>
          <table:table-cell table:style-name="Tabelle3.A4" office:value-type="string">
            <text:p text:style-name="P33">V0.1</text:p>
          </table:table-cell>
          <table:table-cell table:style-name="Tabelle3.B2" office:value-type="string">
            <text:p text:style-name="P33">01.01.2019</text:p>
          </table:table-cell>
          <table:table-cell table:style-name="Tabelle3.C2" office:value-type="string">
            <text:list xml:id="list437865284" text:style-name="L12">
              <text:list-item>
                <text:p text:style-name="P34">Erste Version zum Unterrichtseinsatz</text:p>
              </text:list-item>
              <text:list-item>
                <text:p text:style-name="P34">Steuerprogramme in C++ mit Konsolenoberfläche</text:p>
              </text:list-item>
              <text:list-item>
                <text:p text:style-name="P34">keine Versionsverwaltung und kein Open Source Projekt</text:p>
              </text:list-item>
            </text:list>
          </table:table-cell>
        </table:table-row>
        <table:table-row>
          <table:table-cell table:style-name="Tabelle3.A4" office:value-type="string">
            <text:p text:style-name="P33">V0.2</text:p>
          </table:table-cell>
          <table:table-cell table:style-name="Tabelle3.B3" office:value-type="string">
            <text:p text:style-name="P33">09.08.2019</text:p>
          </table:table-cell>
          <table:table-cell table:style-name="Tabelle3.C3" office:value-type="string">
            <text:list xml:id="list2699192338" text:style-name="L13">
              <text:list-item>
                <text:p text:style-name="P35">Erste Open Source Versionen</text:p>
              </text:list-item>
              <text:list-item>
                <text:p text:style-name="P35">Steuerprogramm mit GUI</text:p>
              </text:list-item>
              <text:list-item>
                <text:p text:style-name="P35">Realisierung von Anforderungen: R1, R2, R3, R4, R7</text:p>
              </text:list-item>
            </text:list>
          </table:table-cell>
        </table:table-row>
        <table:table-row>
          <table:table-cell table:style-name="Tabelle3.A4" office:value-type="string">
            <text:p text:style-name="Table_20_Contents"/>
          </table:table-cell>
          <table:table-cell table:style-name="Tabelle3.B4" office:value-type="string">
            <text:p text:style-name="Table_20_Contents"/>
          </table:table-cell>
          <table:table-cell table:style-name="Tabelle3.C4" office:value-type="string">
            <text:p text:style-name="Table_20_Contents"/>
          </table:table-cell>
        </table:table-row>
        <table:table-row>
          <table:table-cell table:style-name="Tabelle3.A5" office:value-type="string">
            <text:p text:style-name="Table_20_Contents"/>
          </table:table-cell>
          <table:table-cell table:style-name="Tabelle3.B5" office:value-type="string">
            <text:p text:style-name="Table_20_Contents"/>
          </table:table-cell>
          <table:table-cell table:style-name="Tabelle3.C5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07adc"/>
    </style:style>
    <style:style style:name="MP2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MT1" style:family="text">
      <style:text-properties officeooo:rsid="00107adc"/>
    </style:style>
    <style:style style:name="MT2" style:family="text">
      <style:text-properties officeooo:rsid="00126ba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char" svg:x="0.259cm" svg:y="0cm" svg:width="0.503cm" svg:height="0.503cm" draw:z-index="5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Planung</text:span><text:tab/></text:p>
      </style:header>
      <style:footer>
        <text:p text:style-name="Footer"><draw:frame text:anchor-type="paragraph" draw:z-index="2" draw:style-name="Mgr1" draw:text-style-name="MP2" svg:width="1.5cm" svg:height="1.408cm" svg:x="8.5cm" svg:y="0cm"><draw:image xlink:href="Pictures/100000000000005E0000005BA72C09157B461B6D.png" xlink:type="simple" xlink:show="embed" xlink:actuate="onLoad"><text:p/></draw:image></draw:frame><text:file-name text:display="name-and-extension">SimSTB-Anforderungen.odt</text:file-name><text:tab/><text:tab/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2T08:19:55.238000000</dc:date>
    <meta:editing-duration>PT10H1M4S</meta:editing-duration>
    <meta:editing-cycles>108</meta:editing-cycles>
    <meta:generator>LibreOffice/6.0.7.3$Windows_X86_64 LibreOffice_project/dc89aa7a9eabfd848af146d5086077aeed2ae4a5</meta:generator>
    <meta:print-date>2019-06-23T10:01:57.505000000</meta:print-date>
    <meta:document-statistic meta:table-count="3" meta:image-count="1" meta:object-count="0" meta:page-count="3" meta:paragraph-count="86" meta:word-count="452" meta:character-count="3443" meta:non-whitespace-character-count="3105"/>
  </office:meta>
</office:document-meta>
</file>